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orphans="2" fo:widows="2"/>
      <style:text-properties style:font-name="Times New Roman" fo:font-style="normal" style:font-style-asian="normal" style:font-style-complex="normal"/>
    </style:style>
    <style:style style:name="P3" style:family="paragraph" style:parent-style-name="Standard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4" style:family="paragraph" style:parent-style-name="Standard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6" style:family="paragraph" style:parent-style-name="Standard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keep-with-next="always"/>
      <style:text-properties fo:font-weight="bold" style:font-weight-asian="bold" style:font-weight-complex="bold"/>
    </style:style>
    <style:style style:name="P12" style:family="paragraph" style:parent-style-name="Standard" style:master-page-name="">
      <style:paragraph-properties style:page-number="auto" fo:keep-with-next="always"/>
      <style:text-properties fo:font-weight="bold" style:font-weight-asian="bold" style:font-weight-complex="bold"/>
    </style:style>
    <style:style style:name="P13" style:family="paragraph" style:parent-style-name="Standard" style:master-page-name="">
      <style:paragraph-properties style:page-number="auto" fo:keep-with-next="always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 style:master-page-name="">
      <style:paragraph-properties fo:orphans="2" fo:widows="2" style:page-number="auto"/>
      <style:text-properties fo:font-style="normal" style:font-style-asian="normal" style:font-style-complex="normal"/>
    </style:style>
    <style:style style:name="P15" style:family="paragraph" style:parent-style-name="Standard" style:master-page-name="">
      <style:paragraph-properties fo:orphans="2" fo:widows="2" style:page-number="auto"/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font-style-asian="normal" style:font-style-complex="normal"/>
    </style:style>
    <style:style style:name="P18" style:family="paragraph" style:parent-style-name="Standard">
      <style:text-properties fo:font-style="normal" officeooo:paragraph-rsid="001715fe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weight="normal" style:font-weight-asian="normal" style:font-weight-complex="normal"/>
    </style:style>
    <style:style style:name="T9" style:family="text">
      <style:text-properties style:text-position="sub 58%"/>
    </style:style>
    <style:style style:name="T10" style:family="text">
      <style:text-properties style:text-position="sub 58%"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text-position="0% 100%" fo:font-style="italic" style:font-style-asian="italic" style:font-style-complex="italic"/>
    </style:style>
    <style:style style:name="T16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text-position="0% 100%" fo:font-style="normal" style:font-style-asian="normal" style:font-style-complex="normal"/>
    </style:style>
    <style:style style:name="T18" style:family="text">
      <style:text-properties officeooo:rsid="001715fe"/>
    </style:style>
    <style:style style:name="T19" style:family="text">
      <style:text-properties officeooo:rsid="0017bd69"/>
    </style:style>
    <style:style style:name="T20" style:family="text">
      <style:text-properties officeooo:rsid="001815b1"/>
    </style:style>
    <style:style style:name="T21" style:family="text">
      <style:text-properties officeooo:rsid="0018d1b0"/>
    </style:style>
    <style:style style:name="T22" style:family="text">
      <style:text-properties officeooo:rsid="0018df60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anced Math: Notes on Lessons 41-44</text:p>
      <text:p text:style-name="P1">David A. Wheeler, 201<text:span text:style-name="T18">3</text:span>-11-1<text:span text:style-name="T18">2</text:span></text:p>
      <text:p text:style-name="P8"/>
      <text:p text:style-name="P9">Lesson 41: Reciprocal Trig Functions / Permutation Notation</text:p>
      <text:p text:style-name="P5">Basically, memorize the definitions of the reciprocal trig functions:</text:p>
      <text:p text:style-name="P5">sec x = 1/cos x, csc x = 1/sin x, and cot x = 1/tan x.</text:p>
      <text:p text:style-name="P5"/>
      <text:p text:style-name="P5">The number of permutations (possible sequences) of a set of <text:span text:style-name="T3">n</text:span> distinct things, taken <text:span text:style-name="T3">r</text:span> at a time, is:</text:p>
      <text:p text:style-name="P5"><draw:frame draw:style-name="fr1" draw:name="Object6" text:anchor-type="as-char" svg:width="1.6181in" svg:height="0.4in" draw:z-index="0"><draw:object xlink:href="./Object 6" xlink:type="simple" xlink:show="embed" xlink:actuate="onLoad"/><draw:image xlink:href="./ObjectReplacements/Object 6" xlink:type="simple" xlink:show="embed" xlink:actuate="onLoad"/></draw:frame></text:p>
      <text:p text:style-name="P5">This is just an extension of what we did earlier. <text:s/>If there are <text:span text:style-name="T3">n</text:span><text:span text:style-name="T1"> distinct things, at the first position we have </text:span><text:span text:style-name="T3">n</text:span><text:span text:style-name="T1"> choices, at the next one we have </text:span><text:span text:style-name="T3">(n-1)</text:span><text:span text:style-name="T1">, and so on, for </text:span><text:span text:style-name="T3">r </text:span><text:span text:style-name="T1">positions.</text:span></text:p>
      <text:p text:style-name="P5"/>
      <text:p text:style-name="P5">Note: I personally prefer the P(n,r) notation because (1) it’s easier to write, (2) the <text:span text:style-name="T9">n</text:span>P<text:span text:style-name="T9">r</text:span> notation can be confusing when it’s combined with other values that have subscripts, and (3) a lot of software has trouble with the first notation, making it a pain to type. <text:s/>OpenOffice.org (the program I use to write these notes) has an “lsub” operator that directly supports this sort of thing (“lsub” means “subscript to the left of the expression”) - but a lot of software does not have convenient operators to do this. <text:s/>You are welcome to use <text:span text:style-name="T10">n</text:span><text:span text:style-name="T5">P</text:span><text:span text:style-name="T10">r</text:span><text:span text:style-name="T5"> - Saxon will - <text:s/>but f</text:span>eel free to use any of the various accepted notations for permutation (there’s quite a collection of alternatives!), including P(n,r).</text:p>
      <text:p text:style-name="P5"/>
      <text:p text:style-name="P5">Since there are 26 distinct uppercase letters, the number of distinct 3-letter words that can be made from those letters, when letters are not allowed to repeat, are:</text:p>
      <text:p text:style-name="P5"/>
      <text:p text:style-name="P5"><draw:frame draw:style-name="fr1" draw:name="Object1" text:anchor-type="as-char" svg:width="3.7252in" svg:height="0.4008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/>
      <text:p text:style-name="P3">Lesson 42: Conic Sections / Circles / Constants in Exponential Functions</text:p>
      <text:p text:style-name="P7">Conic sections: <text:s/>See the drawings in Saxon, I can’t do better. <text:s/>Basically, if you start with a 3-dimensional circular code, you can cut it with a plane and produce various “images” where they intersect, including a circle, ellipse, parabola, or hyperbola.</text:p>
      <text:p text:style-name="P7"/>
      <text:p text:style-name="P7">The standard form for the equation of a circle is x<text:span text:style-name="T7">2</text:span>+y<text:span text:style-name="T7">2</text:span>=r<text:span text:style-name="T7">2</text:span>. <text:s/>But that only works if the circle is centered at the origin. <text:s/>Otherwise, the standard form is (x - x<text:span text:style-name="T9">center</text:span>)<text:span text:style-name="T7">2</text:span> + (y - y<text:span text:style-name="T9">center</text:span>)<text:span text:style-name="T7">2</text:span> = r<text:span text:style-name="T7">2</text:span>. <text:s/>Another common format for circle equations is the “general form”; just move the terms so that 0 is on the right-hand side.</text:p>
      <text:p text:style-name="P7"/>
      <text:p text:style-name="P7">If you’re analyzing an exponential function where there’s also a constant in the exponent, it’s often better to move the constant “out” so that you have only the function parameter. <text:s/>E.G.,</text:p>
      <text:p text:style-name="P7">f(x) = 2<text:span text:style-name="T7">2x</text:span> = (2<text:span text:style-name="T7">2</text:span>)<text:span text:style-name="T7">x</text:span> = 4<text:span text:style-name="T7">x</text:span>.</text:p>
      <text:p text:style-name="P7"/>
      <text:p text:style-name="P7"/>
      <text:p text:style-name="P11">Lesson 43: Periodic Functions / Graphs of Sin and Cos</text:p>
      <text:p text:style-name="P2"/>
      <text:p text:style-name="P2">Make sure you can quickly re-draw the graphs of sin and cos. <text:s/>Once you can do one, you can do the other; they’re just shifted from each other. <text:s/>sin 0 = 0, but cos 0 = 1. <text:s/>[Show drawings in class]</text:p>
      <text:p text:style-name="P2"><text:soft-page-break/></text:p>
      <text:p text:style-name="P12">Lesson 44: Abstract Rate Problems</text:p>
      <text:p text:style-name="P14">You’ve seen abstract rate problems with distances; this lesson just shows that you can use exactly the same approach with other rates, including price per unit or the time per job. <text:s/>A “rate” is just one value divided by another. <text:s/>Since there are two ways to divide numbers, figure out which number you want to use directly and place <text:span text:style-name="T3">that </text:span><text:span text:style-name="T1">one</text:span><text:span text:style-name="T3"> “</text:span>on top”.<text:span text:style-name="T18"> <text:s/>In many problems you’ll have “old” and “new” situations; figure out all the “old” values, labeling, them, and then figure out the “new” values (labeling them too).</text:span></text:p>
      <text:p text:style-name="P7"/>
      <text:p text:style-name="P7">Here’s a trivial example: <text:span text:style-name="T21">Today y</text:span>ou can buy <text:span text:style-name="T19">a set of </text:span>s soda cans for <text:span text:style-name="T18">a total of </text:span>c cents. <text:s/>If <text:span text:style-name="T21">tomorrow the </text:span><text:span text:style-name="T19">whole </text:span><text:span text:style-name="T18">set of s </text:span>sodas cost <text:span text:style-name="T18">an </text:span>x more cent<text:span text:style-name="T18">s</text:span>, <text:span text:style-name="T20">then </text:span><text:span text:style-name="T21">at that </text:span><text:span text:style-name="T20">rate, </text:span>how many sodas can you buy for y cents?</text:p>
      <text:p text:style-name="P7"/>
      <text:p text:style-name="P7">Sodas = s</text:p>
      <text:p text:style-name="P7">Price <text:span text:style-name="T18">for set of s sodas </text:span>= c</text:p>
      <text:p text:style-name="P7">Original Rate <text:span text:style-name="T18">in sodas/cent </text:span>= s/c sodas/cent <text:s text:c="2"/><text:span text:style-name="T18">← Notice we put # sodas on top</text:span></text:p>
      <text:p text:style-name="P7"/>
      <text:p text:style-name="P18"><text:span text:style-name="T21">Let’s figure out tomorrow’s rate, which is expressed in terms of buying</text:span><text:span text:style-name="T18"> </text:span><text:span text:style-name="T21">s number of sodas</text:span><text:span text:style-name="T18">:</text:span></text:p>
      <text:p text:style-name="P18"><text:span text:style-name="T18">New price for set of s sodas = c + x</text:span></text:p>
      <text:p text:style-name="P7">New Rate = <text:span text:style-name="T22">(#sodas) / (# cents for that #sodas) = </text:span>s/(c+x) sodas/cent</text:p>
      <text:p text:style-name="P7"><text:span text:style-name="T19">But we won’t buy exactly s sodas. <text:s/></text:span>To find a total number of items purchased, you multiply the rate * price paid to get the total number of items purchased:</text:p>
      <text:p text:style-name="P7"><draw:frame draw:style-name="fr1" draw:name="Object2" text:anchor-type="as-char" svg:width="4.6181in" svg:height="0.5925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>The key here is to include all the units, and <text:span text:style-name="T3">make sure they cancel</text:span><text:span text:style-name="T1"> (like the cents do, above), and </text:span><text:span text:style-name="T3">make sure that the final unit is the one you want</text:span><text:span text:style-name="T1">. <text:s/>By checking the units you’ll avoid many likely mistakes.</text:span></text:p>
      <text:p text:style-name="P6"/>
      <text:p text:style-name="P13">Extra time: Differentials</text:p>
      <text:p text:style-name="P6"/>
      <text:p text:style-name="P4"><text:span text:style-name="T4">This is a surprisingly easy week. <text:s/>So, I thought I’d spend a few minutes introducing an idea not in the book: differentials. <text:s/>There won’t be a test on this, so don’t worry if you don’t get the details. <text:s/>My intent it to basically hint at a basic idea that you’ll really learn about later, so that when you </text:span><text:span text:style-name="T6">do</text:span><text:span text:style-name="T4"> study them, it’ll be easier to grasp (because you’ve heard a about them before).</text:span></text:p>
      <text:p text:style-name="P6"/>
      <text:p text:style-name="P4"><text:span text:style-name="T4">Calculus is primarily about studying two things: differentials and integrals. <text:s/>Today, you’ll learn what a differential is. <text:s text:c="3"/></text:span><text:span text:style-name="T2">Differentials aren’t really complicated at their heart. <text:s/>They’re just the slope of a line, at various points. <text:s/>So let’s learn what they are by analogy...</text:span></text:p>
      <text:p text:style-name="P6"/>
      <text:p text:style-name="P4"><text:span text:style-name="T2">Imagine you’re on a weird rollercoaster, described by the function f(x)=2x</text:span><text:span text:style-name="T8">2</text:span><text:span text:style-name="T12">+3. <text:s/>You should already be able to draw this. <text:s/>But , what is the slope of the rollercoaster at various points (i.e., the “slope of the tangent”)?</text:span></text:p>
      <text:p text:style-name="P10"/>
      <text:p text:style-name="P4"><text:span text:style-name="T13">The answer is, in fact, another function. <text:s/>After all, the slope of a function at any point is usually different from place to place. <text:s/>This “another function” is called the “differential” of the first function. <text:s/>A differential is just another function that tells you the slope of the first function at any point you’d like to know. <text:s/>Another name for “slope” is “rate of change”, so you could also say that the differential tells you the </text:span><text:span text:style-name="T14">rate of change </text:span><text:span text:style-name="T13">of a function. <text:s/>It’s the same thing.</text:span></text:p>
      <text:p text:style-name="P10"><text:soft-page-break/></text:p>
      <text:p text:style-name="P10">Let’s name the differential of our example as g(x). <text:s/>It turns out that in this example g(x)= 4x. (For the moment, don’t ask how I determined that.) <text:s/>This means that at x=1, the slope is g(1)= 4(1) = 4. <text:s/>So at x=1, we’re going up 4 units for every one unit to the right. <text:s/>That’s a steep line; you can use arctan to find the angle, in this case arctan(4/1) = 62.5°.</text:p>
      <text:p text:style-name="P10"/>
      <text:p text:style-name="P15">But how would you determine the differential of a function? What we want is the slope of a line at a single point; we can find that slope by starting with an approximation and getting closer and closer to it [walkthrough in class]. <text:s/>Basically, to find a slope at some point x, you figure out the slope between x and some later position x+h, then make the two points closer and closer by making h smaller and smaller. <text:s/>You’ve already heard about “limits”; basically, find out what the value of the slope approaches as h approaches 0. [Walkthrough graph on board]</text:p>
      <text:p text:style-name="P10"/>
      <text:p text:style-name="P10"><draw:frame draw:style-name="fr1" draw:name="Object3" text:anchor-type="as-char" svg:width="4.9555in" svg:height="0.4083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0"/>
      <text:p text:style-name="P4"><text:span text:style-name="T12">The weird thing is that it </text:span><text:span text:style-name="T16">looks </text:span><text:span text:style-name="T12">like we have a division-by-zero on the right. <text:s/>But in fact, we don’t; we never </text:span><text:span text:style-name="T16">actually</text:span><text:span text:style-name="T12"> divide by zero. <text:s/>We just try to figure out what the whole expression gets close to, as h gets </text:span><text:span text:style-name="T16">closer and closer</text:span><text:span text:style-name="T12"> to zero, and then report </text:span><text:span text:style-name="T16">that</text:span><text:span text:style-name="T12">. <text:s/>This trick (for avoiding divide-by-zero) makes calculus work.</text:span></text:p>
      <text:p text:style-name="P10"/>
      <text:p text:style-name="P4"><text:span text:style-name="T12">So here’s an example of how to find a differential this way. <text:s/>If f(x)=2x</text:span><text:span text:style-name="T8">2</text:span><text:span text:style-name="T12">+3, then</text:span></text:p>
      <text:p text:style-name="P10"><draw:frame draw:style-name="fr1" draw:name="Object4" text:anchor-type="as-char" svg:width="5.7173in" svg:height="1.279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0"/>
      <text:p text:style-name="P10">In the last steps, we can cancel out the h variables because h is really close but not equal to zero. <text:s/>In the last step, what we want to find out is, “as h goes to zero what does value get close to” - and as h goes zero, 2h goes to zero, so increasingly vanishes, and what we are left with is that the expression gets closer and closer to the rest (in this case, 4x).</text:p>
      <text:p text:style-name="P10"/>
      <text:p text:style-name="P4"><text:span text:style-name="T13">I’m not going to ask you to actually </text:span><text:span text:style-name="T14">calculate</text:span><text:span text:style-name="T13"> differentials for now. <text:s/>The key thing to understand right now is that a </text:span><text:span text:style-name="T14">differential</text:span><text:span text:style-name="T13"> is simply </text:span><text:span text:style-name="T14">another</text:span><text:span text:style-name="T13"> function, created from some first function, that tells you the </text:span><text:span text:style-name="T14">slope</text:span><text:span text:style-name="T13"> or </text:span><text:span text:style-name="T14">rate of change </text:span><text:span text:style-name="T13">of the first function at any position. <text:s/>And </text:span><text:span text:style-name="T14">rates of change</text:span><text:span text:style-name="T13"> are everywhere. <text:s/>For example, if a function describes the </text:span><text:span text:style-name="T14">position</text:span><text:span text:style-name="T13"> of an object, then its differential (rate of change) is the </text:span><text:span text:style-name="T14">speed</text:span><text:span text:style-name="T13"> of the object. <text:s/></text:span></text:p>
      <text:p text:style-name="P10"/>
      <text:p text:style-name="P6"><text:span text:style-name="T13">Calculating differentials from first principles can be hard work... presenting the risk of getting</text:span><text:span text:style-name="T11"> confused and missing the main point. <text:s/></text:span><text:span text:style-name="T15">That</text:span><text:span text:style-name="T17"> is what I’m trying to guard you against right now. </text:span><text:span text:style-name="T11"><text:s/>So </text:span><text:span text:style-name="T15">don’t</text:span><text:span text:style-name="T11"> get confused. <text:s/>Calculus at its basis is actually pretty simple. <text:s/>One part is “differentials”, which is simply just finding the slope of a line. <text:s/>Calculating them can be work, but if you know what you’re trying to </text:span><text:span text:style-name="T15">accomplish </text:span><text:span text:style-name="T11">ahead-of-time, you should do better. <text:s/>Sometime I’ll talk about the other part of Calculus (integrals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 of <text:page-count>3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meta:initial-creator>David A. Wheeler</meta:initial-creator>
    <meta:creation-date>2007-09-03T22:43:21</meta:creation-date>
    <dc:date>2013-11-12T18:14:54.67</dc:date>
    <meta:printed-by>David A. Wheeler</meta:printed-by>
    <meta:print-date>2007-09-17T17:32:47</meta:print-date>
    <dc:language>en-US</dc:language>
    <meta:editing-cycles>228</meta:editing-cycles>
    <meta:editing-duration>P1DT48M14S</meta:editing-duration>
    <meta:document-statistic meta:table-count="0" meta:image-count="0" meta:object-count="5" meta:page-count="3" meta:paragraph-count="45" meta:word-count="1456" meta:character-count="8006" meta:non-whitespace-character-count="652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multiscripts>
          <math:mi>P</math:mi>
          <math:mn>3</math:mn>
          <math:none/>
          <math:mprescripts/>
          <math:mn>26</math:mn>
          <math:none/>
        </math:mmultiscripts>
        <math:mo math:stretchy="false">=</math:mo>
        <math:mi>P</math:mi>
      </math:mrow>
      <math:mrow>
        <math:mrow>
          <math:mrow>
            <math:mrow>
              <math:mrow>
                <math:mo math:stretchy="false">(</math:mo>
                <math:mn>26,3</math:mn>
                <math:mo math:stretchy="false">)</math:mo>
              </math:mrow>
              <math:mo math:stretchy="false">=</math:mo>
              <math:mfrac>
                <math:mrow>
                  <math:mn>26</math:mn>
                  <math:mi>!</math:mi>
                </math:mrow>
                <math:mrow>
                  <math:mrow>
                    <math:mo math:stretchy="false">(</math:mo>
                    <math:mrow>
                      <math:mn>26</math:mn>
                      <math:mo math:stretchy="false">−</math:mo>
                      <math:mn>3</math:mn>
                    </math:mrow>
                    <math:mo math:stretchy="false">)</math:mo>
                  </math:mrow>
                  <math:mi>!</math:mi>
                </math:mrow>
              </math:mfrac>
            </math:mrow>
            <math:mo math:stretchy="false">=</math:mo>
            <math:mfrac>
              <math:mrow>
                <math:mn>26</math:mn>
                <math:mi>!</math:mi>
              </math:mrow>
              <math:mrow>
                <math:mn>23</math:mn>
                <math:mi>!</math:mi>
              </math:mrow>
            </math:mfrac>
          </math:mrow>
          <math:mo math:stretchy="false">=</math:mo>
          <math:mrow>
            <math:mrow>
              <math:mn>26</math:mn>
              <math:mo math:stretchy="false">×</math:mo>
              <math:mn>25</math:mn>
            </math:mrow>
            <math:mo math:stretchy="false">×</math:mo>
            <math:mn>24</math:mn>
          </math:mrow>
        </math:mrow>
        <math:mo math:stretchy="false">=</math:mo>
        <math:mn>15600</math:mn>
      </math:mrow>
    </math:mrow>
    <math:annotation math:encoding="StarMath 5.0">P lsub 26 sub 3 = P(26,3) = {26!} over {(26-3)!} = {26!} over {23!} = 26 times 25 times 24 = 15600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o math:stretchy="false">(</math:mo>
              <math:mi math:fontstyle="italic">Rate</math:mi>
              <math:mo math:stretchy="false">)</math:mo>
            </math:mrow>
            <math:mo math:stretchy="false">×</math:mo>
            <math:mrow>
              <math:mo math:stretchy="false">(</math:mo>
              <math:mrow>
                <math:mi math:fontstyle="italic">Price</math:mi>
                <math:mi math:fontstyle="italic">paid</math:mi>
              </math:mrow>
              <math:mo math:stretchy="false">)</math:mo>
            </math:mrow>
          </math:mrow>
          <math:mo math:stretchy="false">=</math:mo>
          <math:mrow>
            <math:mi math:fontstyle="italic">Number</math:mi>
            <math:mi math:fontstyle="italic">purchased</math:mi>
          </math:mrow>
        </math:mrow>
      </math:mtr>
      <math:mtr>
        <math:mrow>
          <math:mrow>
            <math:mrow>
              <math:mrow>
                <math:mo math:stretchy="false">(</math:mo>
                <math:mi math:fontstyle="italic">Rate</math:mi>
                <math:mo math:stretchy="false">)</math:mo>
              </math:mrow>
              <math:mo math:stretchy="false">×</math:mo>
              <math:mrow>
                <math:mo math:stretchy="false">(</math:mo>
                <math:mrow>
                  <math:mi math:fontstyle="italic">Price</math:mi>
                  <math:mi math:fontstyle="italic">paid</math:mi>
                </math:mrow>
                <math:mo math:stretchy="false">)</math:mo>
              </math:mrow>
            </math:mrow>
            <math:mo math:stretchy="false">=</math:mo>
            <math:mrow>
              <math:mrow>
                <math:mfrac>
                  <math:mi>s</math:mi>
                  <math:mrow>
                    <math:mi>c</math:mi>
                    <math:mo math:stretchy="false">+</math:mo>
                    <math:mi>x</math:mi>
                  </math:mrow>
                </math:mfrac>
                <math:mfrac>
                  <math:mi math:fontstyle="italic">sodas</math:mi>
                  <math:mi math:fontstyle="italic">cents</math:mi>
                </math:mfrac>
              </math:mrow>
              <math:mo math:stretchy="false">×</math:mo>
              <math:mi>y</math:mi>
            </math:mrow>
          </math:mrow>
          <math:mrow>
            <math:mi math:fontstyle="italic">cents</math:mi>
            <math:mo math:stretchy="false">=</math:mo>
            <math:mfrac>
              <math:mi math:fontstyle="italic">sy</math:mi>
              <math:mrow>
                <math:mi>c</math:mi>
                <math:mo math:stretchy="false">+</math:mo>
                <math:mi>x</math:mi>
              </math:mrow>
            </math:mfrac>
          </math:mrow>
          <math:mi math:fontstyle="italic">sodas</math:mi>
          <math:mi math:fontstyle="italic">purchased</math:mi>
        </math:mrow>
      </math:mtr>
    </math:mtable>
    <math:annotation math:encoding="StarMath 5.0">(Rate) times (Price paid) =  {Number purchased} newline

(Rate) times (Price paid) = {s over {c+x} sodas over overstrike cents } times y overstrike cents = sy over {c + x} sodas purchased
</math:annotation>
  </math:semantics>
</math:math>
</file>

<file path=Object 3/content.xml><?xml version="1.0" encoding="utf-8"?>
<math xmlns="http://www.w3.org/1998/Math/MathML">
  <semantics>
    <mrow>
      <mi mathvariant="italic">differential</mi>
      <mi mathvariant="italic">of</mi>
      <mrow>
        <mrow>
          <mrow>
            <mi>f</mi>
            <mo stretchy="false">=</mo>
            <mfrac>
              <mi mathvariant="italic">df</mi>
              <mi mathvariant="italic">dx</mi>
            </mfrac>
          </mrow>
          <mo stretchy="false">=</mo>
          <mrow>
            <msub>
              <mi>lim</mi>
              <mrow>
                <mi>h</mi>
                <mo stretchy="false">→</mo>
                <mn>0</mn>
              </mrow>
            </msub>
            <mfrac>
              <mrow>
                <mi>f</mi>
                <mrow>
                  <mrow>
                    <mo stretchy="false">(</mo>
                    <mrow>
                      <mi>x</mi>
                      <mo stretchy="false">+</mo>
                      <mi>h</mi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i>x</mi>
                  <mo stretchy="false">)</mo>
                </mrow>
              </mrow>
              <mrow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  <mo stretchy="false">−</mo>
                <mi>x</mi>
              </mrow>
            </mfrac>
          </mrow>
        </mrow>
        <mo stretchy="false">=</mo>
        <mrow>
          <msub>
            <mi>lim</mi>
            <mrow>
              <mi>h</mi>
              <mo stretchy="false">→</mo>
              <mn>0</mn>
            </mrow>
          </msub>
          <mfrac>
            <mrow>
              <mi>f</mi>
              <mrow>
                <mrow>
                  <mo stretchy="false">(</mo>
                  <mrow>
                    <mi>x</mi>
                    <mo stretchy="false">+</mo>
                    <mi>h</mi>
                  </mrow>
                  <mo stretchy="false">)</mo>
                </mrow>
                <mo stretchy="false">−</mo>
                <mi>f</mi>
              </mrow>
              <mrow>
                <mo stretchy="false">(</mo>
                <mi>x</mi>
                <mo stretchy="false">)</mo>
              </mrow>
            </mrow>
            <mi>h</mi>
          </mfrac>
        </mrow>
      </mrow>
    </mrow>
    <annotation encoding="StarMath 5.0">differential of f = df over dx =
lim sub {h toward 0} {{f(x+h) - f(x)} over {(x+h) - x}} =
{lim sub {h toward 0} {{f(x+h) - f(x)} over h}}</annotation>
  </semantics>
</math>
</file>

<file path=Object 4/content.xml><?xml version="1.0" encoding="utf-8"?>
<math xmlns="http://www.w3.org/1998/Math/MathML">
  <semantics>
    <mtable>
      <mtr>
        <mtd>
          <mrow>
            <mi mathvariant="italic">differential</mi>
            <mi mathvariant="italic">of</mi>
            <mrow>
              <mrow>
                <mrow>
                  <mi>f</mi>
                  <mo stretchy="false">=</mo>
                  <mfrac>
                    <mi mathvariant="italic">df</mi>
                    <mi mathvariant="italic">dx</mi>
                  </mfrac>
                </mrow>
                <mo stretchy="false">=</mo>
                <mrow>
                  <msub>
                    <mi>lim</mi>
                    <mrow>
                      <mi>h</mi>
                      <mo stretchy="false">→</mo>
                      <mn>0</mn>
                    </mrow>
                  </msub>
                  <mfrac>
                    <mrow>
                      <mi>f</mi>
                      <mrow>
                        <mrow>
                          <mo stretchy="false">(</mo>
                          <mrow>
                            <mi>x</mi>
                            <mo stretchy="false">+</mo>
                            <mi>h</mi>
                          </mrow>
                          <mo stretchy="false">)</mo>
                        </mrow>
                        <mo stretchy="false">−</mo>
                        <mi>f</mi>
                      </mrow>
                      <mrow>
                        <mo stretchy="false">(</mo>
                        <mi>x</mi>
                        <mo stretchy="false">)</mo>
                      </mrow>
                    </mrow>
                    <mi>h</mi>
                  </mfrac>
                </mrow>
              </mrow>
              <mo stretchy="false">=</mo>
              <mrow>
                <msub>
                  <mi>lim</mi>
                  <mrow>
                    <mi>h</mi>
                    <mo stretchy="false">→</mo>
                    <mn>0</mn>
                  </mrow>
                </msub>
                <mfrac>
                  <mrow>
                    <mrow>
                      <mo stretchy="false">(</mo>
                      <mrow>
                        <mn>2</mn>
                        <mrow>
                          <msup>
                            <mrow>
                              <mo stretchy="false">(</mo>
                              <mrow>
                                <mi>x</mi>
                                <mo stretchy="false">+</mo>
                                <mi>h</mi>
                              </mrow>
                              <mo stretchy="false">)</mo>
                            </mrow>
                            <mn>2</mn>
                          </msup>
                          <mo stretchy="false">+</mo>
                          <mn>3</mn>
                        </mrow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</mrow>
                      <mo stretchy="false">)</mo>
                    </mrow>
                  </mrow>
                  <mi>h</mi>
                </mfrac>
              </mrow>
            </mrow>
          </mrow>
        </mtd>
      </mtr>
      <mtr>
        <mtd>
          <mrow>
            <mrow>
              <mo stretchy="false">=</mo>
              <mrow>
                <msub>
                  <mi>lim</mi>
                  <mrow>
                    <mi>h</mi>
                    <mo stretchy="false">→</mo>
                    <mn>0</mn>
                  </mrow>
                </msub>
                <mfrac>
                  <mrow>
                    <mrow>
                      <mo stretchy="false">(</mo>
                      <mrow>
                        <mn>2</mn>
                        <mrow>
                          <mrow>
                            <mo stretchy="fals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2</mn>
                              </mrow>
                              <mi>x</mi>
                              <mrow>
                                <mi>h</mi>
                                <mo stretchy="false">+</mo>
                                <msup>
                                  <mi>h</mi>
                                  <mn>2</mn>
                                </msup>
                              </mrow>
                            </mrow>
                            <mo stretchy="false">)</mo>
                          </mrow>
                          <mo stretchy="false">+</mo>
                          <mn>3</mn>
                        </mrow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</mrow>
                      <mo stretchy="false">)</mo>
                    </mrow>
                  </mrow>
                  <mi>h</mi>
                </mfrac>
              </mrow>
            </mrow>
            <mo stretchy="false">=</mo>
            <mrow>
              <msub>
                <mi>lim</mi>
                <mrow>
                  <mi>h</mi>
                  <mo stretchy="false">→</mo>
                  <mn>0</mn>
                </mrow>
              </msub>
              <mfrac>
                <mrow>
                  <mrow>
                    <mo stretchy="false">(</mo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4</mn>
                      </mrow>
                      <mi>x</mi>
                      <mrow>
                        <mi>h</mi>
                        <mo stretchy="false">+</mo>
                        <mn>2</mn>
                      </mrow>
                      <mrow>
                        <msup>
                          <mi>h</mi>
                          <mn>2</mn>
                        </msup>
                        <mo stretchy="false">+</mo>
                        <mn>3</mn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row>
                    <mo stretchy="false">)</mo>
                  </mrow>
                </mrow>
                <mi>h</mi>
              </mfrac>
            </mrow>
          </mrow>
        </mtd>
      </mtr>
      <mtr>
        <mtd>
          <mrow>
            <mrow>
              <mrow>
                <mo stretchy="false">=</mo>
                <mrow>
                  <msub>
                    <mi>lim</mi>
                    <mrow>
                      <mi>h</mi>
                      <mo stretchy="false">→</mo>
                      <mn>0</mn>
                    </mrow>
                  </msub>
                  <mfrac>
                    <mrow>
                      <mn>4</mn>
                      <mi>x</mi>
                      <mrow>
                        <mi>h</mi>
                        <mo stretchy="false">+</mo>
                        <mn>2</mn>
                      </mrow>
                      <msup>
                        <mi>h</mi>
                        <mn>2</mn>
                      </msup>
                    </mrow>
                    <mi>h</mi>
                  </mfrac>
                </mrow>
              </mrow>
              <mo stretchy="false">=</mo>
              <mrow>
                <msub>
                  <mi>lim</mi>
                  <mrow>
                    <mi>h</mi>
                    <mo stretchy="false">→</mo>
                    <mn>0</mn>
                  </mrow>
                </msub>
                <mrow>
                  <mn>4</mn>
                  <mrow>
                    <mi>x</mi>
                    <mo stretchy="false">+</mo>
                    <mn>2</mn>
                  </mrow>
                  <mi>h</mi>
                </mrow>
              </mrow>
            </mrow>
            <mo stretchy="false">=</mo>
            <mn>4x</mn>
          </mrow>
        </mtd>
      </mtr>
    </mtable>
    <annotation encoding="StarMath 5.0">differential of f = df over dx =
{lim sub {h toward 0} {{f(x+h) - f(x)} over h}} =
{lim sub {h toward 0} {{(2(x+h)^2+3) - (2 x^2+3)} over h}}
newline 
{} = {lim sub {h toward 0} {{(2(x^2+2 x h+h^2)+3) - (2 x^2+3)} over h}} =
{lim sub {h toward 0} {{(2 x^2+4 x h+2 h^2+3) - (2 x^2+3)} over h}}
newline
{} = {lim sub {h toward 0} {{4 x h+2 h^2} over h}} = 
{lim sub {h toward 0} {4 x + 2 h}} = 4x
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multiscripts>
          <math:mi>P</math:mi>
          <math:mi>r</math:mi>
          <math:none/>
          <math:mprescripts/>
          <math:mi>n</math:mi>
          <math:none/>
        </math:mmultiscripts>
        <math:mo math:stretchy="false">=</math:mo>
        <math:mi>P</math:mi>
      </math:mrow>
      <math:mrow>
        <math:mrow>
          <math:mo math:stretchy="false">(</math:mo>
          <math:mrow>
            <math:mi>n</math:mi>
            <math:mi>,</math:mi>
            <math:mi>r</math:mi>
          </math:mrow>
          <math:mo math:stretchy="false">)</math:mo>
        </math:mrow>
        <math:mo math:stretchy="false">=</math:mo>
        <math:mfrac>
          <math:mrow>
            <math:mi>n</math:mi>
            <math:mi>!</math:mi>
          </math:mrow>
          <math:mrow>
            <math:mrow>
              <math:mo math:stretchy="false">(</math:mo>
              <math:mrow>
                <math:mi>n</math:mi>
                <math:mo math:stretchy="false">−</math:mo>
                <math:mi>r</math:mi>
              </math:mrow>
              <math:mo math:stretchy="false">)</math:mo>
            </math:mrow>
            <math:mi>!</math:mi>
          </math:mrow>
        </math:mfrac>
      </math:mrow>
    </math:mrow>
    <math:annotation math:encoding="StarMath 5.0">P lsub n sub r = P(n,r) = {n!} over {(n-r)!}
</math:annotation>
  </math:semantics>
</math:math>
</file>